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ded_mass" table:style-name="ta1">
        <table:shapes>
          <draw:frame draw:z-index="0" draw:style-name="gr1" draw:text-style-name="P1" svg:width="19.913cm" svg:height="14.162cm" svg:x="20.468cm" svg:y="1.314cm">
            <draw:object draw:notify-on-update-of-ranges="added_mass.A1:added_mass.A10 added_mass.I1:added_mass.I10 added_mass.A1:added_mass.A10 added_mass.J1:added_mass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&amp;omega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2.31" office:value-type="float" office:value="2.31" calcext:value-type="float">
            <text:p>2.31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4.52" office:value-type="float" office:value="4.52" calcext:value-type="float">
            <text:p>4.52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6.73" office:value-type="float" office:value="6.73" calcext:value-type="float">
            <text:p>6.73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8.94" office:value-type="float" office:value="8.94" calcext:value-type="float">
            <text:p>8.94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1.16" office:value-type="float" office:value="11.16" calcext:value-type="float">
            <text:p>11.16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3.37" office:value-type="float" office:value="13.37" calcext:value-type="float">
            <text:p>13.37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5.58" office:value-type="float" office:value="15.58" calcext:value-type="float">
            <text:p>15.58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7.79" office:value-type="float" office:value="17.79" calcext:value-type="float">
            <text:p>17.79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rad/m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F2]/[.$F$6]*0.5" office:value-type="float" office:value="0" calcext:value-type="float">
            <text:p>0</text:p>
          </table:table-cell>
          <table:table-cell table:formula="of:=[.G2]/[.$F$6]*0.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0.1125" calcext:value-type="float">
            <text:p>-0.1125</text:p>
          </table:table-cell>
          <table:table-cell table:number-columns-repeated="7" office:value-type="float" office:value="11088" calcext:value-type="float">
            <text:p>11088</text:p>
          </table:table-cell>
          <table:table-cell table:formula="of:=[.F3]/[.$F$6]*0.5" office:value-type="float" office:value="0.0544030773457893" calcext:value-type="float">
            <text:p>0.054403077345789</text:p>
          </table:table-cell>
          <table:table-cell table:formula="of:=[.G3]/[.$F$6]*0.5" office:value-type="float" office:value="0.0544030773457893" calcext:value-type="float">
            <text:p>0.054403077345789</text:p>
          </table:table-cell>
          <table:table-cell office:value-type="float" office:value="11088" calcext:value-type="float">
            <text:p>11088</text:p>
          </table:table-cell>
          <table:table-cell table:number-columns-repeated="21"/>
        </table:table-row>
        <table:table-row table:style-name="ro1">
          <table:table-cell office:value-type="float" office:value="-0.075" calcext:value-type="float">
            <text:p>-0.075</text:p>
          </table:table-cell>
          <table:table-cell table:number-columns-repeated="7" office:value-type="float" office:value="33027" calcext:value-type="float">
            <text:p>33027</text:p>
          </table:table-cell>
          <table:table-cell table:formula="of:=[.F4]/[.$F$6]*0.5" office:value-type="float" office:value="0.162046395697996" calcext:value-type="float">
            <text:p>0.162046395697996</text:p>
          </table:table-cell>
          <table:table-cell table:formula="of:=[.G4]/[.$F$6]*0.5" office:value-type="float" office:value="0.162046395697996" calcext:value-type="float">
            <text:p>0.162046395697996</text:p>
          </table:table-cell>
          <table:table-cell office:value-type="float" office:value="33027" calcext:value-type="float">
            <text:p>33027</text:p>
          </table:table-cell>
          <table:table-cell table:number-columns-repeated="21"/>
        </table:table-row>
        <table:table-row table:style-name="ro1">
          <table:table-cell office:value-type="float" office:value="-0.0375" calcext:value-type="float">
            <text:p>-0.0375</text:p>
          </table:table-cell>
          <table:table-cell table:number-columns-repeated="7" office:value-type="float" office:value="73028" calcext:value-type="float">
            <text:p>73028</text:p>
          </table:table-cell>
          <table:table-cell table:formula="of:=[.F5]/[.$F$6]*0.5" office:value-type="float" office:value="0.358310599964673" calcext:value-type="float">
            <text:p>0.358310599964673</text:p>
          </table:table-cell>
          <table:table-cell table:formula="of:=[.G5]/[.$F$6]*0.5" office:value-type="float" office:value="0.358310599964673" calcext:value-type="float">
            <text:p>0.358310599964673</text:p>
          </table:table-cell>
          <table:table-cell office:value-type="float" office:value="73028" calcext:value-type="float">
            <text:p>7302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01906" calcext:value-type="float">
            <text:p>101906</text:p>
          </table:table-cell>
          <table:table-cell table:formula="of:=[.F6]/[.$F$6]*0.5" office:value-type="float" office:value="0.5" calcext:value-type="float">
            <text:p>0.5</text:p>
          </table:table-cell>
          <table:table-cell table:formula="of:=[.G6]/[.$F$6]*0.5" office:value-type="float" office:value="0.5" calcext:value-type="float">
            <text:p>0.5</text:p>
          </table:table-cell>
          <table:table-cell office:value-type="float" office:value="101906" calcext:value-type="float">
            <text:p>101906</text:p>
          </table:table-cell>
          <table:table-cell table:number-columns-repeated="21"/>
        </table:table-row>
        <table:table-row table:style-name="ro1">
          <table:table-cell office:value-type="float" office:value="0.0375" calcext:value-type="float">
            <text:p>0.0375</text:p>
          </table:table-cell>
          <table:table-cell table:number-columns-repeated="5" office:value-type="float" office:value="146818" calcext:value-type="float">
            <text:p>146818</text:p>
          </table:table-cell>
          <table:table-cell office:value-type="float" office:value="101907" calcext:value-type="float">
            <text:p>101907</text:p>
          </table:table-cell>
          <table:table-cell office:value-type="float" office:value="146818" calcext:value-type="float">
            <text:p>146818</text:p>
          </table:table-cell>
          <table:table-cell table:formula="of:=[.F7]/[.$F$6]*0.5" office:value-type="float" office:value="0.720359939552136" calcext:value-type="float">
            <text:p>0.720359939552136</text:p>
          </table:table-cell>
          <table:table-cell table:formula="of:=[.G7]/[.$F$6]*0.5" office:value-type="float" office:value="0.500004906482445" calcext:value-type="float">
            <text:p>0.500004906482445</text:p>
          </table:table-cell>
          <table:table-cell office:value-type="float" office:value="146818" calcext:value-type="float">
            <text:p>146818</text:p>
          </table:table-cell>
          <table:table-cell table:number-columns-repeated="21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5" office:value-type="float" office:value="174545" calcext:value-type="float">
            <text:p>174545</text:p>
          </table:table-cell>
          <table:table-cell office:value-type="float" office:value="101908" calcext:value-type="float">
            <text:p>101908</text:p>
          </table:table-cell>
          <table:table-cell office:value-type="float" office:value="174545" calcext:value-type="float">
            <text:p>174545</text:p>
          </table:table-cell>
          <table:table-cell table:formula="of:=[.F8]/[.$F$6]*0.5" office:value-type="float" office:value="0.856401978293722" calcext:value-type="float">
            <text:p>0.856401978293722</text:p>
          </table:table-cell>
          <table:table-cell table:formula="of:=[.G8]/[.$F$6]*0.5" office:value-type="float" office:value="0.500009812964889" calcext:value-type="float">
            <text:p>0.500009812964889</text:p>
          </table:table-cell>
          <table:table-cell office:value-type="float" office:value="174545" calcext:value-type="float">
            <text:p>174545</text:p>
          </table:table-cell>
          <table:table-cell table:number-columns-repeated="21"/>
        </table:table-row>
        <table:table-row table:style-name="ro1">
          <table:table-cell office:value-type="float" office:value="0.1125" calcext:value-type="float">
            <text:p>0.1125</text:p>
          </table:table-cell>
          <table:table-cell table:number-columns-repeated="5" office:value-type="float" office:value="211454" calcext:value-type="float">
            <text:p>211454</text:p>
          </table:table-cell>
          <table:table-cell table:formula="of:=[.$G$8]+[.H9]-[.$H$8]" office:value-type="float" office:value="138817" calcext:value-type="float">
            <text:p>138817</text:p>
          </table:table-cell>
          <table:table-cell office:value-type="float" office:value="211454" calcext:value-type="float">
            <text:p>211454</text:p>
          </table:table-cell>
          <table:table-cell table:formula="of:=[.F9]/[.$F$6]*0.5" office:value-type="float" office:value="1.03749533884168" calcext:value-type="float">
            <text:p>1.03749533884168</text:p>
          </table:table-cell>
          <table:table-cell table:formula="of:=[.G9]/[.$F$6]*0.5" office:value-type="float" office:value="0.681103173512845" calcext:value-type="float">
            <text:p>0.681103173512845</text:p>
          </table:table-cell>
          <table:table-cell office:value-type="float" office:value="211454" calcext:value-type="float">
            <text:p>211454</text:p>
          </table:table-cell>
          <table:table-cell table:number-columns-repeated="2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5" office:value-type="float" office:value="229776" calcext:value-type="float">
            <text:p>229776</text:p>
          </table:table-cell>
          <table:table-cell table:formula="of:=[.$G$8]+[.H10]-[.$H$8]" office:value-type="float" office:value="157139" calcext:value-type="float">
            <text:p>157139</text:p>
          </table:table-cell>
          <table:table-cell office:value-type="float" office:value="229776" calcext:value-type="float">
            <text:p>229776</text:p>
          </table:table-cell>
          <table:table-cell table:formula="of:=[.F10]/[.$F$6]*0.5" office:value-type="float" office:value="1.12739191019175" calcext:value-type="float">
            <text:p>1.12739191019175</text:p>
          </table:table-cell>
          <table:table-cell table:formula="of:=[.G10]/[.$F$6]*0.5" office:value-type="float" office:value="0.770999744862913" calcext:value-type="float">
            <text:p>0.770999744862913</text:p>
          </table:table-cell>
          <table:table-cell office:value-type="float" office:value="229776" calcext:value-type="float">
            <text:p>22977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0:16:13.401030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10:18:08.936935941</dc:date>
    <meta:editing-duration>PT10M4S</meta:editing-duration>
    <meta:editing-cycles>2</meta:editing-cycles>
    <meta:generator>LibreOffice/6.4.7.2$Linux_X86_64 LibreOffice_project/40$Build-2</meta:generator>
    <meta:document-statistic meta:table-count="1" meta:cell-count="1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14cm" svg:height="14.163cm" xlink:href=".." xlink:type="simple" chart:class="chart:scatter" chart:style-name="ch1">
        <chart:title svg:x="2.607cm" svg:y="0.163cm" chart:style-name="ch2">
          <text:p>Added mass</text:p>
        </chart:title>
        <chart:legend chart:legend-position="end" svg:x="10.935cm" svg:y="8.853cm" style:legend-expansion="custom" chartooo:width="7.13cm" chartooo:height="2.775cm" style:legend-expansion-aspect-ratio="2.56936936936937" chart:style-name="ch3"/>
        <chart:plot-area chart:style-name="ch4" table:cell-range-address="added_mass.A1:added_mass.A10 added_mass.I1:added_mass.J10" chart:data-source-has-labels="row" svg:x="0.297cm" svg:y="0.302cm" svg:width="19.565cm" svg:height="13.394cm">
          <chartooo:coordinate-region svg:x="0.76cm" svg:y="0.595cm" svg:width="18.73cm" svg:height="12.269cm"/>
          <chart:axis chart:dimension="x" chart:name="primary-x" chart:style-name="ch5">
            <chart:title svg:x="7.827cm" svg:y="13.263cm" chart:style-name="ch6">
              <text:p>added mass/mass</text:p>
            </chart:title>
          </chart:axis>
          <chart:axis chart:dimension="y" chart:name="primary-y" chart:style-name="ch5">
            <chart:title svg:x="0cm" svg:y="9.237cm" chart:style-name="ch7">
              <text:p>z0 (submergence)</text:p>
            </chart:title>
            <chart:grid chart:style-name="ch8" chart:class="major"/>
          </chart:axis>
          <chart:series chart:style-name="ch9" chart:values-cell-range-address="added_mass.I1:added_mass.I10" loext:label-string="&quot;Contur&quot;" chart:class="chart:scatter">
            <chart:domain table:cell-range-address="added_mass.A1:added_mass.A10"/>
            <chart:data-point chart:repeated="10"/>
          </chart:series>
          <chart:series chart:style-name="ch10" chart:values-cell-range-address="added_mass.J1:added_mass.J10" loext:label-string="&quot;Contur + FK zero crossing&quot;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ur</text:p>
              </table:table-cell>
              <table:table-cell office:value-type="string">
                <text:p>Contur + FK zero cross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dded_mass.A1:added_mass.A10</svg:desc>
                </draw:g>
              </table:table-cell>
              <table:table-cell office:value-type="float" office:value="NaN">
                <text:p>NaN</text:p>
                <draw:g>
                  <svg:desc>added_mass.I1:added_mass.I10</svg:desc>
                </draw:g>
              </table:table-cell>
              <table:table-cell office:value-type="float" office:value="4.52">
                <text:p>4.52</text:p>
                <draw:g>
                  <svg:desc>added_mass.J1:added_mass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25">
                <text:p>-0.1125</text:p>
              </table:table-cell>
              <table:table-cell office:value-type="float" office:value="0.0544030773457893">
                <text:p>0.0544030773457893</text:p>
              </table:table-cell>
              <table:table-cell office:value-type="float" office:value="0.0544030773457893">
                <text:p>0.0544030773457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5">
                <text:p>-0.075</text:p>
              </table:table-cell>
              <table:table-cell office:value-type="float" office:value="0.162046395697996">
                <text:p>0.162046395697996</text:p>
              </table:table-cell>
              <table:table-cell office:value-type="float" office:value="0.162046395697996">
                <text:p>0.162046395697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75">
                <text:p>-0.0375</text:p>
              </table:table-cell>
              <table:table-cell office:value-type="float" office:value="0.358310599964673">
                <text:p>0.358310599964673</text:p>
              </table:table-cell>
              <table:table-cell office:value-type="float" office:value="0.358310599964673">
                <text:p>0.358310599964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5">
                <text:p>0.0375</text:p>
              </table:table-cell>
              <table:table-cell office:value-type="float" office:value="0.720359939552136">
                <text:p>0.720359939552136</text:p>
              </table:table-cell>
              <table:table-cell office:value-type="float" office:value="0.500004906482445">
                <text:p>0.500004906482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0.856401978293722">
                <text:p>0.856401978293722</text:p>
              </table:table-cell>
              <table:table-cell office:value-type="float" office:value="0.500009812964889">
                <text:p>0.500009812964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5">
                <text:p>0.1125</text:p>
              </table:table-cell>
              <table:table-cell office:value-type="float" office:value="1.03749533884168">
                <text:p>1.03749533884168</text:p>
              </table:table-cell>
              <table:table-cell office:value-type="float" office:value="0.681103173512845">
                <text:p>0.681103173512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1.12739191019175">
                <text:p>1.12739191019175</text:p>
              </table:table-cell>
              <table:table-cell office:value-type="float" office:value="0.770999744862913">
                <text:p>0.770999744862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